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微软雅黑" svg:font-family="微软雅黑"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微软雅黑1" svg:font-family="微软雅黑" style:font-family-generic="system" style:font-pitch="variable"/>
    <style:font-face style:name="文泉驿正黑" svg:font-family="文泉驿正黑" style:font-family-generic="system" style:font-pitch="variable"/>
  </office:font-face-decls>
  <office:automatic-styles>
    <style:style style:name="dp1" style:family="drawing-page"/>
    <style:style style:name="gr1" style:family="graphic" style:parent-style-name="standard">
      <style:graphic-properties draw:opacity="37%" draw:textarea-horizontal-align="justify" draw:textarea-vertical-align="middle" draw:auto-grow-height="false" fo:min-height="20.317cm" fo:min-width="45.361cm"/>
    </style:style>
    <style:style style:name="gr2" style:family="graphic" style:parent-style-name="standard">
      <style:graphic-properties svg:stroke-color="#000000" draw:fill-color="#728e9a" draw:textarea-horizontal-align="justify" draw:textarea-vertical-align="middle" draw:auto-grow-height="false" fo:min-height="3.241cm" fo:min-width="13.219cm"/>
    </style:style>
    <style:style style:name="gr3" style:family="graphic" style:parent-style-name="standard">
      <style:graphic-properties svg:stroke-color="#000000" draw:fill-color="#660033" draw:textarea-horizontal-align="justify" draw:textarea-vertical-align="middle" draw:auto-grow-height="false" fo:min-height="1.697cm" fo:min-width="3.483cm"/>
    </style:style>
    <style:style style:name="gr4" style:family="graphic" style:parent-style-name="standard">
      <style:graphic-properties draw:fill-color="#660033" draw:textarea-horizontal-align="justify" draw:textarea-vertical-align="middle" draw:auto-grow-height="false" fo:min-height="8.061cm" fo:min-width="8.701cm"/>
    </style:style>
    <style:style style:name="gr5" style:family="graphic" style:parent-style-name="standard">
      <style:graphic-properties draw:fill-color="#336699" draw:textarea-horizontal-align="justify" draw:textarea-vertical-align="middle" draw:auto-grow-height="false" fo:min-height="6.666cm" fo:min-width="5.89cm"/>
    </style:style>
    <style:style style:name="gr6" style:family="graphic" style:parent-style-name="standard">
      <style:graphic-properties svg:stroke-color="#000000" draw:fill-color="#660033" draw:textarea-horizontal-align="justify" draw:textarea-vertical-align="middle" draw:auto-grow-height="false" fo:min-height="1.82cm" fo:min-width="4.677cm"/>
    </style:style>
    <style:style style:name="gr7" style:family="graphic" style:parent-style-name="objectwithoutfill">
      <style:graphic-properties draw:marker-start="Diamond" draw:marker-end="Triangle_20_unfilled" draw:marker-end-width="0.3cm" draw:fill="none" draw:textarea-vertical-align="middle"/>
    </style:style>
    <style:style style:name="gr8" style:family="graphic" style:parent-style-name="standard">
      <style:graphic-properties draw:fill-color="#ff66cc" draw:textarea-horizontal-align="justify" draw:textarea-vertical-align="middle" draw:auto-grow-height="false" fo:min-height="0.522cm" fo:min-width="1.33cm"/>
    </style:style>
    <style:style style:name="gr9" style:family="graphic" style:parent-style-name="standard">
      <style:graphic-properties draw:stroke="none" svg:stroke-color="#000000" draw:fill="none" draw:fill-color="#ffffff" fo:min-height="3.758cm"/>
    </style:style>
    <style:style style:name="gr10" style:family="graphic" style:parent-style-name="objectwithoutfill">
      <style:graphic-properties draw:stroke="dash" draw:stroke-dash="_32__20_Dots_20_1_20_Dash" svg:stroke-width="0.106cm" svg:stroke-color="#0066cc" draw:marker-start="Circle" draw:marker-start-width="0.358cm" draw:marker-end="Circle" draw:marker-end-width="0.358cm" draw:fill="none" draw:textarea-vertical-align="middle" fo:padding-top="0.177cm" fo:padding-bottom="0.177cm" fo:padding-left="0.302cm" fo:padding-right="0.302cm"/>
    </style:style>
    <style:style style:name="gr11" style:family="graphic" style:parent-style-name="standard">
      <style:graphic-properties svg:stroke-color="#00ffff" draw:fill-color="#3399ff" draw:textarea-horizontal-align="justify" draw:textarea-vertical-align="middle" draw:auto-grow-height="false" fo:min-height="0.851cm" fo:min-width="2.928cm" fo:wrap-option="no-wrap"/>
    </style:style>
    <style:style style:name="gr12" style:family="graphic" style:parent-style-name="standard">
      <style:graphic-properties draw:stroke="none" svg:stroke-color="#000000" draw:fill="none" draw:fill-color="#ffffff" draw:textarea-horizontal-align="left" draw:auto-grow-height="true" draw:auto-grow-width="true" fo:min-height="1.068cm" fo:min-width="0.002cm"/>
    </style:style>
    <style:style style:name="gr13" style:family="graphic" style:parent-style-name="standard">
      <style:graphic-properties draw:fill-color="#39474c" draw:opacity="100%" draw:textarea-horizontal-align="justify" draw:textarea-vertical-align="middle" draw:auto-grow-height="false" fo:min-height="5.144cm" fo:min-width="6.389cm"/>
    </style:style>
    <style:style style:name="gr14" style:family="graphic" style:parent-style-name="standard">
      <style:graphic-properties draw:fill-color="#3465a4" draw:textarea-horizontal-align="justify" draw:textarea-vertical-align="middle" draw:auto-grow-height="false" fo:min-height="1.759cm" fo:min-width="3.379cm"/>
    </style:style>
    <style:style style:name="gr15" style:family="graphic" style:parent-style-name="standard">
      <style:graphic-properties draw:stroke="none" svg:stroke-color="#000000" draw:fill="none" draw:fill-color="#ffffff" fo:min-height="0.42cm"/>
    </style:style>
    <style:style style:name="gr16"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660033" draw:textarea-horizontal-align="justify" draw:textarea-vertical-align="middle" draw:auto-grow-height="false" fo:min-height="6.459cm" fo:min-width="7.584cm" fo:padding-top="0.125cm" fo:padding-bottom="0.125cm" fo:padding-left="0.25cm" fo:padding-right="0.25cm" draw:shadow="hidden" draw:shadow-offset-x="0.2cm" draw:shadow-offset-y="0.2cm" draw:shadow-color="#808080"/>
    </style:style>
    <style:style style:name="gr17" style:family="graphic" style:parent-style-name="standard">
      <style:graphic-properties draw:fill-color="#336699" draw:textarea-horizontal-align="justify" draw:textarea-vertical-align="middle" draw:auto-grow-height="false" fo:min-height="5.517cm" fo:min-width="6.728cm"/>
    </style:style>
    <style:style style:name="gr18" style:family="graphic" style:parent-style-name="standard">
      <style:graphic-properties draw:fill-color="#663366" draw:textarea-horizontal-align="justify" draw:textarea-vertical-align="middle" draw:auto-grow-height="false" fo:min-height="1.782cm" fo:min-width="4.749cm"/>
    </style:style>
    <style:style style:name="gr19" style:family="graphic" style:parent-style-name="standard">
      <style:graphic-properties draw:textarea-horizontal-align="justify" draw:textarea-vertical-align="middle" draw:auto-grow-height="false" fo:min-height="0cm" fo:min-width="0.942cm"/>
    </style:style>
    <style:style style:name="gr20" style:family="graphic" style:parent-style-name="standard">
      <style:graphic-properties draw:fill-color="#7e0021" draw:textarea-horizontal-align="justify" draw:textarea-vertical-align="middle" draw:auto-grow-height="false" fo:min-height="1.636cm" fo:min-width="3.317cm"/>
    </style:style>
    <style:style style:name="gr21" style:family="graphic" style:parent-style-name="standard">
      <style:graphic-properties draw:fill-color="#7e0021" draw:textarea-horizontal-align="justify" draw:textarea-vertical-align="middle" draw:auto-grow-height="false" fo:min-height="2.116cm" fo:min-width="3.455cm"/>
    </style:style>
    <style:style style:name="gr22" style:family="graphic" style:parent-style-name="objectwithoutfill">
      <style:graphic-properties draw:stroke="dash" draw:stroke-dash="Ultrafine_20_Dashed" svg:stroke-color="#000000" draw:marker-end="Short_20_line_20_Arrow" draw:marker-end-width="0.3cm" draw:fill="none" draw:textarea-vertical-align="middle"/>
    </style:style>
    <style:style style:name="gr23" style:family="graphic" style:parent-style-name="standard">
      <style:graphic-properties draw:fill-color="#3465a4" draw:textarea-horizontal-align="justify" draw:textarea-vertical-align="middle" draw:auto-grow-height="false" fo:min-height="1.635cm" fo:min-width="4.783cm"/>
    </style:style>
    <style:style style:name="gr24" style:family="graphic" style:parent-style-name="standard">
      <style:graphic-properties draw:fill-color="#996699" draw:textarea-horizontal-align="justify" draw:textarea-vertical-align="middle" draw:auto-grow-height="false" fo:min-height="3.826cm" fo:min-width="4.422cm"/>
    </style:style>
    <style:style style:name="gr25" style:family="graphic" style:parent-style-name="standard">
      <style:graphic-properties draw:textarea-horizontal-align="justify" draw:textarea-vertical-align="middle" draw:auto-grow-height="false" fo:min-height="0.255cm" fo:min-width="0cm"/>
    </style:style>
    <style:style style:name="gr26" style:family="graphic" style:parent-style-name="standard">
      <style:graphic-properties draw:textarea-horizontal-align="justify" draw:textarea-vertical-align="middle" draw:auto-grow-height="false" fo:min-height="0.465cm" fo:min-width="0cm"/>
    </style:style>
    <style:style style:name="gr27" style:family="graphic" style:parent-style-name="standard">
      <style:graphic-properties draw:textarea-horizontal-align="justify" draw:textarea-vertical-align="middle" draw:auto-grow-height="false" fo:min-height="0.64cm" fo:min-width="0cm"/>
    </style:style>
    <style:style style:name="gr28" style:family="graphic" style:parent-style-name="standard">
      <style:graphic-properties draw:fill-color="#663366" draw:textarea-horizontal-align="justify" draw:textarea-vertical-align="middle" draw:auto-grow-height="false" fo:min-height="0.544cm" fo:min-width="3.433cm"/>
    </style:style>
    <style:style style:name="gr29" style:family="graphic" style:parent-style-name="standard">
      <style:graphic-properties draw:textarea-horizontal-align="justify" draw:textarea-vertical-align="middle" draw:auto-grow-height="false" fo:min-height="0.157cm" fo:min-width="2.473cm"/>
    </style:style>
    <style:style style:name="gr30" style:family="graphic" style:parent-style-name="standard">
      <style:graphic-properties draw:textarea-horizontal-align="justify" draw:textarea-vertical-align="middle" draw:auto-grow-height="false" fo:min-height="1.563cm" fo:min-width="0cm"/>
    </style:style>
    <style:style style:name="gr31" style:family="graphic" style:parent-style-name="objectwithoutfill">
      <style:graphic-properties draw:stroke="dash" draw:stroke-dash="Fine_20_Dashed" svg:stroke-color="#661900" draw:marker-end="Arrow" draw:marker-end-width="0.3cm" draw:fill="none" draw:textarea-vertical-align="middle"/>
    </style:style>
    <style:style style:name="gr32" style:family="graphic" style:parent-style-name="objectwithoutfill">
      <style:graphic-properties draw:stroke="solid" draw:stroke-dash="Ultrafine_20_Dashed" draw:marker-start="" draw:marker-end="Arrow" draw:marker-end-width="0.3cm" draw:fill="none" draw:textarea-vertical-align="middle"/>
    </style:style>
    <style:style style:name="gr33" style:family="graphic" style:parent-style-name="objectwithoutfill">
      <style:graphic-properties draw:stroke="dash" draw:stroke-dash="Fine_20_Dashed" draw:marker-end="Short_20_line_20_Arrow" draw:marker-end-width="0.3cm" draw:fill="none" draw:textarea-vertical-align="middle"/>
    </style:style>
    <style:style style:name="gr34" style:family="graphic" style:parent-style-name="objectwithoutfill">
      <style:graphic-properties draw:marker-end="Arrow" draw:marker-end-width="0.3cm" draw:fill="none" draw:textarea-vertical-align="middle"/>
    </style:style>
    <style:style style:name="gr35" style:family="graphic" style:parent-style-name="objectwithoutfill">
      <style:graphic-properties draw:stroke="dash" draw:stroke-dash="Ultrafine_20_Dashed" draw:marker-end="Arrow" draw:marker-end-width="0.3cm" draw:fill="none" draw:textarea-vertical-align="middle"/>
    </style:style>
    <style:style style:name="gr36" style:family="graphic" style:parent-style-name="standard">
      <style:graphic-properties draw:stroke="none" svg:stroke-color="#000000" draw:fill="none" draw:fill-color="#ffffff" fo:min-height="0.975cm"/>
    </style:style>
    <style:style style:name="gr37" style:family="graphic" style:parent-style-name="objectwithoutfill">
      <style:graphic-properties draw:stroke="dash" draw:stroke-dash="Fine_20_Dashed" svg:stroke-color="#336699" draw:marker-end="Arrow" draw:marker-end-width="0.3cm" draw:fill="none" draw:textarea-vertical-align="middle"/>
    </style:style>
    <style:style style:name="gr38" style:family="graphic" style:parent-style-name="standard">
      <style:graphic-properties draw:stroke="none" svg:stroke-color="#000000" draw:fill="none" draw:fill-color="#ffffff" fo:min-height="3.503cm"/>
    </style:style>
    <style:style style:name="gr39" style:family="graphic" style:parent-style-name="standard">
      <style:graphic-properties draw:stroke="none" svg:stroke-color="#000000" draw:fill="none" draw:fill-color="#ffffff" fo:min-height="2.631cm"/>
    </style:style>
    <style:style style:name="P1" style:family="paragraph">
      <loext:graphic-properties draw:opacity="37%"/>
      <style:paragraph-properties fo:text-align="center"/>
    </style:style>
    <style:style style:name="P2" style:family="paragraph">
      <style:paragraph-properties fo:text-align="start"/>
    </style:style>
    <style:style style:name="P3" style:family="paragraph">
      <loext:graphic-properties draw:fill-color="#728e9a"/>
      <style:paragraph-properties fo:text-align="start"/>
      <style:text-properties fo:color="#ffffff" fo:font-size="9pt" style:font-size-asian="9pt" style:font-size-complex="9pt"/>
    </style:style>
    <style:style style:name="P4" style:family="paragraph">
      <loext:graphic-properties draw:fill-color="#660033"/>
      <style:paragraph-properties fo:text-align="center"/>
      <style:text-properties fo:font-size="12pt" style:font-size-asian="12pt" style:font-size-complex="12pt"/>
    </style:style>
    <style:style style:name="P5" style:family="paragraph">
      <loext:graphic-properties draw:fill-color="#660033"/>
      <style:paragraph-properties fo:text-align="start"/>
      <style:text-properties fo:font-size="10.5pt" fo:font-style="italic" style:font-size-asian="10.5pt" style:font-style-asian="italic" style:font-size-complex="10.5pt" style:font-style-complex="italic"/>
    </style:style>
    <style:style style:name="P6" style:family="paragraph">
      <loext:graphic-properties draw:fill-color="#336699"/>
      <style:paragraph-properties fo:text-align="start"/>
      <style:text-properties fo:font-size="10.5pt" fo:font-style="italic" style:font-size-asian="10.5pt" style:font-style-asian="italic" style:font-size-complex="10.5pt" style:font-style-complex="italic"/>
    </style:style>
    <style:style style:name="P7" style:family="paragraph">
      <style:paragraph-properties fo:text-align="center"/>
    </style:style>
    <style:style style:name="P8" style:family="paragraph">
      <loext:graphic-properties draw:fill-color="#660033"/>
      <style:paragraph-properties fo:text-align="center"/>
      <style:text-properties fo:color="#1c1c1c" fo:font-size="12pt" fo:background-color="transparent" style:font-size-asian="12pt" style:font-size-complex="12pt"/>
    </style:style>
    <style:style style:name="P9" style:family="paragraph">
      <loext:graphic-properties draw:fill="none"/>
      <style:paragraph-properties fo:text-align="center"/>
    </style:style>
    <style:style style:name="P10" style:family="paragraph">
      <loext:graphic-properties draw:fill-color="#ff66cc"/>
      <style:paragraph-properties fo:text-align="center"/>
    </style:style>
    <style:style style:name="P11" style:family="paragraph">
      <loext:graphic-properties draw:fill="none" draw:fill-color="#ffffff"/>
    </style:style>
    <style:style style:name="P12" style:family="paragraph">
      <loext:graphic-properties draw:fill-color="#3399ff"/>
      <style:paragraph-properties fo:text-align="center"/>
    </style:style>
    <style:style style:name="P13" style:family="paragraph">
      <loext:graphic-properties draw:fill-color="#39474c" draw:opacity="100%"/>
      <style:paragraph-properties fo:text-align="center"/>
      <style:text-properties fo:color="#333333" fo:font-size="10.5pt" fo:text-shadow="none" fo:font-weight="bold" style:font-size-asian="10.5pt" style:font-weight-asian="bold" style:font-size-complex="10.5pt" style:font-weight-complex="bold"/>
    </style:style>
    <style:style style:name="P14" style:family="paragraph">
      <loext:graphic-properties draw:fill-color="#3465a4"/>
      <style:paragraph-properties fo:text-align="start"/>
      <style:text-properties fo:color="#cccccc"/>
    </style:style>
    <style:style style:name="P15" style:family="paragraph">
      <style:paragraph-properties fo:margin-left="0cm" fo:margin-right="0cm" fo:margin-top="0cm" fo:margin-bottom="0cm" fo:line-height="100%" fo:text-align="start" fo:text-indent="0cm"/>
    </style:style>
    <style:style style:name="P16" style:family="paragraph">
      <loext:graphic-properties draw:fill="solid" draw:fill-color="#660033"/>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0.5pt" fo:font-style="italic" fo:text-shadow="none" style:text-underline-style="none" fo:font-weight="normal" style:letter-kerning="true" style:font-name-asian="微软雅黑1" style:font-size-asian="10.5pt" style:font-style-asian="italic" style:font-weight-asian="normal" style:font-name-complex="Noto Sans Devanagari" style:font-size-complex="10.5pt" style:font-style-complex="italic" style:font-weight-complex="normal" style:text-emphasize="none" style:font-relief="none" style:text-overline-style="none" style:text-overline-color="font-color"/>
    </style:style>
    <style:style style:name="P17" style:family="paragraph">
      <loext:graphic-properties draw:fill-color="#663366"/>
      <style:paragraph-properties fo:text-align="center"/>
    </style:style>
    <style:style style:name="P18" style:family="paragraph">
      <loext:graphic-properties draw:fill-color="#7e0021"/>
      <style:paragraph-properties fo:text-align="start"/>
      <style:text-properties fo:color="#000000"/>
    </style:style>
    <style:style style:name="P19" style:family="paragraph">
      <loext:graphic-properties draw:fill-color="#7e0021"/>
      <style:paragraph-properties fo:text-align="center"/>
    </style:style>
    <style:style style:name="P20" style:family="paragraph">
      <loext:graphic-properties draw:fill-color="#3465a4"/>
      <style:paragraph-properties fo:text-align="start"/>
      <style:text-properties fo:color="#cccccc" fo:font-size="10.5pt" style:font-size-asian="10.5pt" style:font-size-complex="10.5pt"/>
    </style:style>
    <style:style style:name="P21" style:family="paragraph">
      <loext:graphic-properties draw:fill-color="#996699"/>
      <style:paragraph-properties fo:text-align="center"/>
    </style:style>
    <style:style style:name="P22" style:family="paragraph">
      <loext:graphic-properties draw:fill="none" draw:fill-color="#ffffff"/>
      <style:text-properties fo:color="#666666" fo:font-size="10.5pt" style:font-size-asian="10.5pt" style:font-size-complex="10.5pt"/>
    </style:style>
    <style:style style:name="P23" style:family="paragraph">
      <loext:graphic-properties draw:fill="none" draw:fill-color="#ffffff"/>
      <style:text-properties fo:color="#999999" fo:font-size="10.5pt" style:font-size-asian="10.5pt" style:font-size-complex="10.5pt"/>
    </style:style>
    <style:style style:name="P24" style:family="paragraph">
      <loext:graphic-properties draw:fill="none" draw:fill-color="#ffffff"/>
      <style:text-properties fo:color="#003333" fo:font-size="10.5pt" fo:font-style="italic" fo:font-weight="normal" style:font-size-asian="10.5pt" style:font-style-asian="italic" style:font-weight-asian="normal" style:font-size-complex="10.5pt" style:font-style-complex="italic" style:font-weight-complex="normal"/>
    </style:style>
    <style:style style:name="T1" style:family="text">
      <style:text-properties fo:font-style="normal" fo:font-weight="bold" fo:background-color="transparent" style:font-style-asian="normal" style:font-weight-asian="bold" style:font-style-complex="normal" style:font-weight-complex="bold"/>
    </style:style>
    <style:style style:name="T2" style:family="text">
      <style:text-properties fo:color="#ffccff" fo:font-size="10.5pt" fo:font-style="normal" fo:background-color="transparent" style:font-size-asian="10.5pt" style:font-style-asian="normal" style:font-size-complex="10.5pt" style:font-style-complex="normal"/>
    </style:style>
    <style:style style:name="T3" style:family="text">
      <style:text-properties fo:color="#ffccff" fo:font-size="10.5pt" fo:font-style="italic" fo:background-color="transparent" style:font-size-asian="10.5pt" style:font-style-asian="italic" style:font-size-complex="10.5pt" style:font-style-complex="italic"/>
    </style:style>
    <style:style style:name="T4" style:family="text">
      <style:text-properties fo:color="#111111" fo:font-size="10.5pt" fo:font-style="italic" fo:background-color="transparent" style:font-size-asian="10.5pt" style:font-style-asian="italic" style:font-size-complex="10.5pt" style:font-style-complex="italic"/>
    </style:style>
    <style:style style:name="T5" style:family="text">
      <style:text-properties fo:color="#dddddd" fo:font-size="10.5pt" fo:font-style="italic" fo:background-color="transparent" style:font-size-asian="10.5pt" style:font-style-asian="italic" style:font-size-complex="10.5pt" style:font-style-complex="italic"/>
    </style:style>
    <style:style style:name="T6" style:family="text">
      <style:text-properties fo:color="#666699" fo:font-size="10.5pt" fo:font-style="italic" fo:background-color="transparent" style:font-size-asian="10.5pt" style:font-style-asian="italic" style:font-size-complex="10.5pt" style:font-style-complex="italic"/>
    </style:style>
    <style:style style:name="T7" style:family="text">
      <style:text-properties fo:color="#ccccff" style:font-name="微软雅黑" fo:font-size="10.5pt" fo:font-style="normal" fo:background-color="transparent" style:font-size-asian="10.5pt" style:font-style-asian="normal" style:font-size-complex="10.5pt" style:font-style-complex="normal"/>
    </style:style>
    <style:style style:name="T8" style:family="text">
      <style:text-properties fo:color="#b2b2b2" style:font-name="微软雅黑" fo:font-size="10.5pt" fo:font-style="normal" fo:background-color="transparent" style:font-size-asian="10.5pt" style:font-style-asian="normal" style:font-size-complex="10.5pt" style:font-style-complex="normal"/>
    </style:style>
    <style:style style:name="T9" style:family="text">
      <style:text-properties fo:color="#ff0000" style:font-name="微软雅黑" fo:font-size="10.5pt" fo:font-style="normal" style:font-size-asian="10.5pt" style:font-style-asian="normal" style:font-size-complex="10.5pt" style:font-style-complex="normal"/>
    </style:style>
    <style:style style:name="T10" style:family="text">
      <style:text-properties fo:color="#ff33ff" fo:font-size="10.5pt" fo:font-style="normal" fo:text-shadow="1pt 1pt" fo:font-weight="bold" style:font-size-asian="10.5pt" style:font-style-asian="normal" style:font-weight-asian="bold" style:font-size-complex="10.5pt" style:font-style-complex="normal" style:font-weight-complex="bold"/>
    </style:style>
    <style:style style:name="T11" style:family="text">
      <style:text-properties fo:color="#8b00ff" fo:font-size="10.5pt" fo:font-style="normal" fo:text-shadow="1pt 1pt" fo:font-weight="bold" style:font-size-asian="10.5pt" style:font-style-asian="normal" style:font-weight-asian="bold" style:font-size-complex="10.5pt" style:font-style-complex="normal" style:font-weight-complex="bold"/>
    </style:style>
    <style:style style:name="T12" style:family="text">
      <style:text-properties fo:color="#8b00ff" fo:font-size="15pt" fo:font-style="normal" fo:text-shadow="1pt 1pt" style:text-underline-style="none" fo:font-weight="bold" style:font-size-asian="15pt" style:font-style-asian="normal" style:font-weight-asian="bold" style:font-size-complex="15pt" style:font-style-complex="normal" style:font-weight-complex="bold"/>
    </style:style>
    <style:style style:name="T13" style:family="text">
      <style:text-properties fo:font-size="10.5pt" fo:font-style="normal" style:font-size-asian="10.5pt" style:font-style-asian="normal" style:font-size-complex="10.5pt" style:font-style-complex="normal"/>
    </style:style>
    <style:style style:name="T14" style:family="text">
      <style:text-properties fo:color="#ff00cc" style:font-name="微软雅黑" fo:font-size="10.5pt" fo:font-style="normal" fo:text-shadow="1pt 1pt" fo:font-weight="bold" style:font-size-asian="10.5pt" style:font-style-asian="normal" style:font-weight-asian="bold" style:font-size-complex="10.5pt" style:font-style-complex="normal" style:font-weight-complex="bold"/>
    </style:style>
    <style:style style:name="T15" style:family="text">
      <style:text-properties fo:color="#000000" fo:font-size="10.5pt" fo:font-style="normal" style:font-size-asian="10.5pt" style:font-style-asian="normal" style:font-size-complex="10.5pt" style:font-style-complex="normal"/>
    </style:style>
    <style:style style:name="T16" style:family="text">
      <style:text-properties fo:color="#ff00cc" fo:font-size="10.5pt" fo:font-style="normal" style:font-size-asian="10.5pt" style:font-style-asian="normal" style:font-size-complex="10.5pt" style:font-style-complex="normal"/>
    </style:style>
    <style:style style:name="T17" style:family="text">
      <style:text-properties fo:color="#cc99cc" fo:font-size="10.5pt" fo:font-style="normal" style:font-size-asian="10.5pt" style:font-style-asian="normal" style:font-size-complex="10.5pt" style:font-style-complex="normal"/>
    </style:style>
    <style:style style:name="T18" style:family="text">
      <style:text-properties fo:color="#99ff66" fo:font-size="10.5pt" fo:font-style="normal" style:font-size-asian="10.5pt" style:font-style-asian="normal" style:font-size-complex="10.5pt" style:font-style-complex="normal"/>
    </style:style>
    <style:style style:name="T19" style:family="text">
      <style:text-properties fo:color="#9800ff" fo:font-size="15pt" fo:font-style="normal" fo:text-shadow="1pt 1pt" style:text-underline-style="none" fo:font-weight="bold" style:font-size-asian="15pt" style:font-style-asian="normal" style:font-weight-asian="bold" style:font-size-complex="15pt" style:font-style-complex="normal" style:font-weight-complex="bold"/>
    </style:style>
    <style:style style:name="T20" style:family="text">
      <style:text-properties fo:color="#ff0000" style:font-name="微软雅黑" fo:font-size="10.5pt" fo:font-style="normal" fo:background-color="transparent" style:font-size-asian="10.5pt" style:font-style-asian="normal" style:font-size-complex="10.5pt" style:font-style-complex="normal"/>
    </style:style>
    <style:style style:name="T21" style:family="text">
      <style:text-properties fo:color="#ffccff" fo:font-size="12pt" fo:font-style="normal" fo:background-color="transparent" style:font-size-asian="12pt" style:font-style-asian="normal" style:font-size-complex="12pt" style:font-style-complex="normal"/>
    </style:style>
    <style:style style:name="T22" style:family="text">
      <style:text-properties fo:color="#000000" fo:font-size="10.5pt" style:font-size-asian="10.5pt" style:font-size-complex="10.5pt"/>
    </style:style>
    <style:style style:name="T23" style:family="text">
      <style:text-properties fo:color="#ff33ff" fo:font-size="10.5pt" fo:text-shadow="none" fo:font-weight="bold" style:font-size-asian="10.5pt" style:font-weight-asian="bold" style:font-size-complex="10.5pt" style:font-weight-complex="bold"/>
    </style:style>
    <style:style style:name="T24" style:family="text">
      <style:text-properties fo:color="#cccccc" fo:font-size="10.5pt" fo:text-shadow="none" fo:font-weight="normal" style:font-size-asian="10.5pt" style:font-weight-asian="normal" style:font-size-complex="10.5pt" style:font-weight-complex="normal"/>
    </style:style>
    <style:style style:name="T25" style:family="text">
      <style:text-properties fo:color="#ff9999" fo:font-size="10.5pt" fo:text-shadow="none" fo:font-weight="normal" style:font-size-asian="10.5pt" style:font-weight-asian="normal" style:font-size-complex="10.5pt" style:font-weight-complex="normal"/>
    </style:style>
    <style:style style:name="T26" style:family="text">
      <style:text-properties fo:color="#cccccc" fo:font-size="10.5pt" style:font-size-asian="10.5pt" style:font-size-complex="10.5pt"/>
    </style:style>
    <style:style style:name="T27" style:family="text">
      <style:text-properties fo:color="#ff3333" fo:font-size="9pt" style:font-size-asian="9pt" style:font-size-complex="9pt"/>
    </style:style>
    <style:style style:name="T28" style:family="text">
      <style:text-properties fo:font-variant="normal" fo:text-transform="none" fo:color="#ff33ff" style:text-outline="false" style:text-line-through-style="none" style:text-line-through-type="none" style:font-name="Liberation Sans" fo:font-size="10.5pt" fo:font-style="normal" fo:text-shadow="1pt 1pt" style:text-underline-style="none" fo:font-weight="bold" style:letter-kerning="true" style:font-name-asian="微软雅黑1" style:font-size-asian="10.5pt" style:font-style-asian="normal" style:font-weight-asian="bold" style:font-name-complex="Noto Sans Devanagari" style:font-size-complex="10.5pt" style:font-style-complex="normal" style:font-weight-complex="bold" style:text-emphasize="none" style:font-relief="none" style:text-overline-style="none" style:text-overline-color="font-color"/>
    </style:style>
    <style:style style:name="T29" style:family="text">
      <style:text-properties fo:font-variant="normal" fo:text-transform="none" fo:color="#8b00ff" style:text-outline="false" style:text-line-through-style="none" style:text-line-through-type="none" style:font-name="Liberation Sans" fo:font-size="10.5pt" fo:font-style="normal" fo:text-shadow="1pt 1pt" style:text-underline-style="none" fo:font-weight="bold" style:letter-kerning="true" style:font-name-asian="微软雅黑1" style:font-size-asian="10.5pt" style:font-style-asian="normal" style:font-weight-asian="bold" style:font-name-complex="Noto Sans Devanagari" style:font-size-complex="10.5pt" style:font-style-complex="normal" style:font-weight-complex="bold" style:text-emphasize="none" style:font-relief="none" style:text-overline-style="none" style:text-overline-color="font-color"/>
    </style:style>
    <style:style style:name="T30" style:family="text">
      <style:text-properties fo:font-variant="normal" fo:text-transform="none" fo:color="#8b00ff" style:text-outline="false" style:text-line-through-style="none" style:text-line-through-type="none" style:font-name="Liberation Sans" fo:font-size="15pt" fo:font-style="normal" fo:text-shadow="1pt 1pt" style:text-underline-style="none" fo:font-weight="bold" style:letter-kerning="true" style:font-name-asian="微软雅黑1" style:font-size-asian="15pt" style:font-style-asian="normal" style:font-weight-asian="bold" style:font-name-complex="Noto Sans Devanagari" style:font-size-complex="15pt" style:font-style-complex="normal" style:font-weight-complex="bold"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font-name="Liberation Sans" fo:font-size="10.5pt" fo:font-style="normal" fo:text-shadow="none" style:text-underline-style="none" fo:font-weight="normal" style:letter-kerning="true" style:font-name-asian="微软雅黑1" style:font-size-asian="10.5pt" style:font-style-asian="normal" style:font-weight-asian="normal" style:font-name-complex="Noto Sans Devanagari" style:font-size-complex="10.5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ff0000" style:text-outline="false" style:text-line-through-style="none" style:text-line-through-type="none" style:font-name="微软雅黑" fo:font-size="10.5pt" fo:font-style="normal" fo:text-shadow="none" style:text-underline-style="none" fo:font-weight="normal" style:letter-kerning="true" style:font-name-asian="微软雅黑1" style:font-size-asian="10.5pt" style:font-style-asian="normal" style:font-weight-asian="normal" style:font-name-complex="Noto Sans Devanagari" style:font-size-complex="10.5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font-name="Liberation Sans" fo:font-size="10.5pt" fo:font-style="normal" fo:text-shadow="none" style:text-underline-style="none" fo:font-weight="normal" style:letter-kerning="true" style:font-name-asian="微软雅黑1" style:font-size-asian="10.5pt" style:font-style-asian="normal" style:font-weight-asian="normal" style:font-name-complex="Noto Sans Devanagari" style:font-size-complex="10.5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ff00cc" style:text-outline="false" style:text-line-through-style="none" style:text-line-through-type="none" style:font-name="Liberation Sans" fo:font-size="10.5pt" fo:font-style="normal" fo:text-shadow="none" style:text-underline-style="none" fo:font-weight="normal" style:letter-kerning="true" style:font-name-asian="微软雅黑1" style:font-size-asian="10.5pt" style:font-style-asian="normal" style:font-weight-asian="normal" style:font-name-complex="Noto Sans Devanagari" style:font-size-complex="10.5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99ff66" style:text-outline="false" style:text-line-through-style="none" style:text-line-through-type="none" style:font-name="Liberation Sans" fo:font-size="10.5pt" fo:font-style="normal" fo:text-shadow="none" style:text-underline-style="none" fo:font-weight="normal" style:letter-kerning="true" style:font-name-asian="微软雅黑1" style:font-size-asian="10.5pt" style:font-style-asian="normal" style:font-weight-asian="normal" style:font-name-complex="Noto Sans Devanagari" style:font-size-complex="10.5pt" style:font-style-complex="normal" style:font-weight-complex="normal" style:text-emphasize="none" style:font-relief="none" style:text-overline-style="none" style:text-overline-color="font-color"/>
    </style:style>
    <style:style style:name="T36" style:family="text">
      <style:text-properties fo:color="#66ff00" fo:font-size="10.5pt" fo:font-style="normal" style:font-size-asian="10.5pt" style:font-style-asian="normal" style:font-size-complex="10.5pt" style:font-style-complex="normal"/>
    </style:style>
    <style:style style:name="T37" style:family="text">
      <style:text-properties fo:font-variant="normal" fo:text-transform="none" fo:color="#cc99cc" style:text-outline="false" style:text-line-through-style="none" style:text-line-through-type="none" style:font-name="Liberation Sans" fo:font-size="10.5pt" fo:font-style="normal" fo:text-shadow="none" style:text-underline-style="none" fo:font-weight="normal" style:letter-kerning="true" style:font-name-asian="微软雅黑1" style:font-size-asian="10.5pt" style:font-style-asian="normal" style:font-weight-asian="normal" style:font-name-complex="Noto Sans Devanagari" style:font-size-complex="10.5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font-name="微软雅黑" fo:font-size="10.5pt" fo:font-style="normal" fo:text-shadow="none" style:text-underline-style="none" fo:font-weight="normal" style:letter-kerning="true" style:font-name-asian="微软雅黑1" style:font-size-asian="10.5pt" style:font-style-asian="normal" style:font-weight-asian="normal" style:font-name-complex="Noto Sans Devanagari" style:font-size-complex="10.5pt" style:font-style-complex="normal" style:font-weight-complex="normal" style:text-emphasize="none" style:font-relief="none" style:text-overline-style="none" style:text-overline-color="font-color"/>
    </style:style>
    <style:style style:name="T39" style:family="text">
      <style:text-properties fo:color="#0066ff"/>
    </style:style>
    <style:style style:name="T40" style:family="text">
      <style:text-properties fo:color="#666666" fo:font-size="10.5pt" style:font-size-asian="10.5pt" style:font-size-complex="10.5pt"/>
    </style:style>
    <style:style style:name="T41" style:family="text">
      <style:text-properties fo:color="#999999" fo:font-size="10.5pt" style:font-size-asian="10.5pt" style:font-size-complex="10.5pt"/>
    </style:style>
    <style:style style:name="T42" style:family="text">
      <style:text-properties fo:color="#003333" fo:font-size="10.5pt" fo:font-style="italic" fo:font-weight="normal" style:font-size-asian="10.5pt" style:font-style-asian="italic" style:font-weight-asian="normal" style:font-size-complex="10.5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1" draw:layer="layout" svg:width="45.861cm" svg:height="20.567cm" svg:x="7.867cm" svg:y="26.141cm">
          <text:p/>
          <draw:enhanced-geometry svg:viewBox="0 0 21600 21600" draw:type="rectangle" draw:enhanced-path="M 0 0 L 21600 0 21600 21600 0 21600 0 0 Z N"/>
        </draw:custom-shape>
        <draw:custom-shape draw:style-name="gr2" draw:text-style-name="P3" xml:id="id6" draw:id="id6" draw:layer="layout" svg:width="14.095cm" svg:height="3.867cm" svg:x="14.664cm" svg:y="6.01cm">
          <draw:glue-point draw:id="4" svg:x="1.444cm" svg:y="-0.918cm"/>
          <draw:glue-point draw:id="5" svg:x="-3.082cm" svg:y="2.158cm"/>
          <text:p text:style-name="P2"><text:span text:style-name="T1">interface</text:span><text:span text:style-name="T1">：</text:span></text:p>
          <text:p text:style-name="P2"><text:span text:style-name="T2"><text:s text:c="31"/></text:span><text:span text:style-name="T2">Register </text:span></text:p>
          <text:p text:style-name="P2"><text:span text:style-name="T2"><text:s text:c="31"/></text:span><text:span text:style-name="T2">Query</text:span></text:p>
          <text:p text:style-name="P2"><text:span text:style-name="T2"><text:s text:c="31"/></text:span><text:span text:style-name="T2">Unregister </text:span></text:p>
          <text:p text:style-name="P2"><text:span text:style-name="T3"><text:s text:c="26"/></text:span><text:span text:style-name="T4">------------------------------------------------</text:span><text:span text:style-name="T4">-</text:span></text:p>
          <text:p text:style-name="P2"><text:span text:style-name="T5"><text:tab/></text:span><text:span text:style-name="T5"><text:tab/></text:span><text:span text:style-name="T5"> <text:s text:c="2"/></text:span><text:span text:style-name="T6"><text:s text:c="2"/></text:span><text:span text:style-name="T7">Int <text:s text:c="8"/></text:span><text:span text:style-name="T7">keep_alive();</text:span></text:p>
          <text:p text:style-name="P2"><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5" draw:id="id5" draw:layer="layout" svg:width="4.193cm" svg:height="2.157cm" svg:x="17.018cm" svg:y="11.435cm">
          <text:p text:style-name="P2"><text:span text:style-name="T9"><text:s text:c="5"/></text:span><text:span text:style-name="T9">keep_alive();</text:span></text:p>
          <text:p text:style-name="P2"><text:span text:style-name="T9"><text:s text:c="4"/></text:span><text:span text:style-name="T9">(</text:span><text:span text:style-name="T9">独立线程）</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1" draw:id="id1" draw:layer="layout" svg:width="10.099cm" svg:height="9.209cm" draw:transform="skewX (-0.000174532925199433) rotate (-0.000174532925199667) translate (32.57cm 4.145cm)">
          <text:p text:style-name="P2"><text:span text:style-name="T10"><text:s text:c="28"/></text:span><text:span text:style-name="T10"><text:s text:c="4"/></text:span><text:span text:style-name="T11"><text:s/></text:span><text:span text:style-name="T12"><text:s/></text:span></text:p>
          <text:p text:style-name="P2"><text:span text:style-name="T10">Class <text:s/></text:span><text:span text:style-name="T10">Service_finder_</text:span><text:span text:style-name="T10">C</text:span></text:p>
          <text:p text:style-name="P2"><text:span text:style-name="T13">{ <text:s text:c="2"/></text:span></text:p>
          <text:p text:style-name="P2"><text:span text:style-name="T9"><text:s/></text:span><text:span text:style-name="T9">Public:</text:span></text:p>
          <text:p text:style-name="P2"><text:span text:style-name="T9"><text:s text:c="9"/></text:span><text:span text:style-name="T9">Int <text:s text:c="8"/></text:span><text:span text:style-name="T9">Register();</text:span></text:p>
          <text:p text:style-name="P2"><text:span text:style-name="T9"><text:s text:c="9"/></text:span><text:span text:style-name="T9">String <text:s text:c="3"/></text:span><text:span text:style-name="T9">Query();</text:span></text:p>
          <text:p text:style-name="P2"><text:span text:style-name="T9"><text:s text:c="9"/></text:span><text:span text:style-name="T9">Int <text:s text:c="8"/></text:span><text:span text:style-name="T9">keep_alive();</text:span></text:p>
          <text:p text:style-name="P2"><text:span text:style-name="T9"><text:s text:c="9"/></text:span><text:span text:style-name="T9">Int <text:s text:c="8"/></text:span><text:span text:style-name="T9">unregister();</text:span></text:p>
          <text:p text:style-name="P2"><text:span text:style-name="T9"/></text:p>
          <text:p text:style-name="P2"><text:span text:style-name="T14"><text:s/></text:span></text:p>
          <text:p text:style-name="P2"><text:span text:style-name="T13"><text:s/></text:span><text:span text:style-name="T15"><text:s text:c="6"/></text:span><text:span text:style-name="T15">service_finder(str</text:span><text:span text:style-name="T15">ing host_addr); <text:s/></text:span><text:span text:style-name="T13"><text:s text:c="2"/></text:span><text:span text:style-name="T13"><text:s text:c="4"/></text:span></text:p>
          <text:p text:style-name="P2"><text:span text:style-name="T13"><text:s text:c="2"/></text:span><text:span text:style-name="T16"><text:s text:c="2"/></text:span><text:span text:style-name="T16">Private;</text:span></text:p>
          <text:p text:style-name="P2"><text:span text:style-name="T17"><text:s text:c="12"/></text:span><text:span text:style-name="T17">connect <text:s text:c="3"/></text:span><text:span text:style-name="T17"><text:s text:c="6"/>transport;</text:span></text:p>
          <text:p text:style-name="P2"><text:span text:style-name="T17"><text:s text:c="12"/></text:span><text:span text:style-name="T17">prthread_t <text:s text:c="5"/></text:span><text:span text:style-name="T17">keep_alive_tid;</text:span></text:p>
          <text:p text:style-name="P2"><text:span text:style-name="T18"><text:s text:c="11"/></text:span><text:span text:style-name="T18">static void </text:span><text:span text:style-name="T18">* <text:s text:c="4"/></text:span><text:span text:style-name="T18">heartbeat(void*);</text:span></text:p>
          <text:p text:style-name="P2"><text:span text:style-name="T17"><text:s text:c="3"/></text:span><text:span text:style-name="T16"><text:s text:c="17"/></text:span></text:p>
          <text:p text:style-name="P2"><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7.08cm" svg:height="7.606cm" draw:transform="skewX (-0.000174532925199433) rotate (-0.000174532925199667) translate (27.569cm 16.311cm)">
          <text:p text:style-name="P2"><text:span text:style-name="T10"><text:s text:c="3"/></text:span><text:span text:style-name="T10"><text:s text:c="3"/></text:span><text:span text:style-name="T10"><text:s text:c="3"/></text:span><text:span text:style-name="T10"><text:s text:c="3"/></text:span><text:span text:style-name="T10"><text:s text:c="3"/></text:span><text:span text:style-name="T10"><text:s text:c="3"/></text:span><text:span text:style-name="T10"><text:s text:c="3"/></text:span><text:span text:style-name="T10"><text:s text:c="3"/></text:span><text:span text:style-name="T10"><text:s text:c="3"/></text:span><text:span text:style-name="T10"><text:s text:c="2"/></text:span><text:span text:style-name="T19">C</text:span><text:span text:style-name="T19">o</text:span><text:span text:style-name="T19">n</text:span><text:span text:style-name="T19">n</text:span><text:span text:style-name="T19">e</text:span><text:span text:style-name="T19">c</text:span><text:span text:style-name="T19">t</text:span><text:span text:style-name="T19">_</text:span><text:span text:style-name="T19">c</text:span><text:span text:style-name="T19">.</text:span><text:span text:style-name="T19">h</text:span></text:p>
          <text:p text:style-name="P2"><text:span text:style-name="T10">C</text:span><text:span text:style-name="T10">l</text:span><text:span text:style-name="T10">a</text:span><text:span text:style-name="T10">s</text:span><text:span text:style-name="T10">s </text:span><text:span text:style-name="T10"><text:s/></text:span><text:span text:style-name="T10">C</text:span><text:span text:style-name="T10">o</text:span><text:span text:style-name="T10">n</text:span><text:span text:style-name="T10">n</text:span><text:span text:style-name="T10">e</text:span><text:span text:style-name="T10">c</text:span><text:span text:style-name="T10">t</text:span></text:p>
          <text:p text:style-name="P2"><text:span text:style-name="T13">{ <text:s/></text:span><text:span text:style-name="T13"><text:s/></text:span></text:p>
          <text:p text:style-name="P2"><text:span text:style-name="T18"><text:s text:c="3"/></text:span><text:span text:style-name="T18"><text:s text:c="3"/></text:span><text:span text:style-name="T18">P</text:span><text:span text:style-name="T18">u</text:span><text:span text:style-name="T18">bl</text:span><text:span text:style-name="T18">ic</text:span><text:span text:style-name="T18">: <text:s/></text:span></text:p>
          <text:p text:style-name="P2"><text:span text:style-name="T18"><text:s text:c="3"/></text:span><text:span text:style-name="T18"><text:s text:c="3"/></text:span><text:span text:style-name="T18"><text:s text:c="3"/></text:span><text:span text:style-name="T18"><text:s/></text:span><text:span text:style-name="T15">c</text:span><text:span text:style-name="T15">o</text:span><text:span text:style-name="T15">n</text:span><text:span text:style-name="T15">n</text:span><text:span text:style-name="T15">e</text:span><text:span text:style-name="T15">ct</text:span><text:span text:style-name="T15">(</text:span><text:span text:style-name="T15">c</text:span><text:span text:style-name="T15">h</text:span><text:span text:style-name="T15">a</text:span><text:span text:style-name="T15">r </text:span><text:span text:style-name="T15">*</text:span><text:span text:style-name="T15">a</text:span><text:span text:style-name="T15">d</text:span><text:span text:style-name="T15">d</text:span><text:span text:style-name="T15">r)</text:span><text:span text:style-name="T15">;</text:span></text:p>
          <text:p text:style-name="P2"><text:span text:style-name="T18"><text:s text:c="3"/></text:span><text:span text:style-name="T18"><text:s text:c="3"/></text:span><text:span text:style-name="T18"><text:s text:c="3"/></text:span><text:span text:style-name="T18"><text:s/></text:span><text:span text:style-name="T18">c</text:span><text:span text:style-name="T18">h</text:span><text:span text:style-name="T18">a</text:span><text:span text:style-name="T18">r* </text:span><text:span text:style-name="T18"><text:s text:c="2"/></text:span><text:span text:style-name="T18">s</text:span><text:span text:style-name="T18">e</text:span><text:span text:style-name="T18">n</text:span><text:span text:style-name="T18">d</text:span><text:span text:style-name="T18">_</text:span><text:span text:style-name="T18">q</text:span><text:span text:style-name="T18">u</text:span><text:span text:style-name="T18">e</text:span><text:span text:style-name="T18">r</text:span><text:span text:style-name="T18">y</text:span><text:span text:style-name="T18">(</text:span><text:span text:style-name="T18">c</text:span><text:span text:style-name="T18">h</text:span><text:span text:style-name="T18">a</text:span><text:span text:style-name="T18">r*</text:span><text:span text:style-name="T18">);</text:span></text:p>
          <text:p text:style-name="P2"><text:span text:style-name="T18"><text:s text:c="3"/></text:span><text:span text:style-name="T18"><text:s text:c="3"/></text:span><text:span text:style-name="T18"><text:s text:c="3"/></text:span><text:span text:style-name="T18"><text:s/></text:span><text:span text:style-name="T18">C</text:span><text:span text:style-name="T18">h</text:span><text:span text:style-name="T18">a</text:span><text:span text:style-name="T18">r* </text:span><text:span text:style-name="T18"><text:s text:c="2"/></text:span><text:span text:style-name="T18">r</text:span><text:span text:style-name="T18">e</text:span><text:span text:style-name="T18">c</text:span><text:span text:style-name="T18">v</text:span><text:span text:style-name="T18">_</text:span><text:span text:style-name="T18">r</text:span><text:span text:style-name="T18">e</text:span><text:span text:style-name="T18">s</text:span><text:span text:style-name="T18">p</text:span><text:span text:style-name="T18">o</text:span><text:span text:style-name="T18">n</text:span><text:span text:style-name="T18">s</text:span><text:span text:style-name="T18">e</text:span><text:span text:style-name="T18">()</text:span><text:span text:style-name="T18">;</text:span></text:p>
          <text:p text:style-name="P2"><text:span text:style-name="T18"><text:s text:c="3"/></text:span><text:span text:style-name="T18"><text:s text:c="3"/></text:span><text:span text:style-name="T18"><text:s text:c="3"/></text:span><text:span text:style-name="T18"><text:s/></text:span><text:span text:style-name="T18">I</text:span><text:span text:style-name="T18">n</text:span><text:span text:style-name="T18">t <text:s/></text:span><text:span text:style-name="T18"><text:s text:c="3"/></text:span><text:span text:style-name="T18"><text:s text:c="3"/></text:span><text:span text:style-name="T18">g</text:span><text:span text:style-name="T18">e</text:span><text:span text:style-name="T18">t</text:span><text:span text:style-name="T18">_</text:span><text:span text:style-name="T18">f</text:span><text:span text:style-name="T18">d</text:span><text:span text:style-name="T18">()</text:span><text:span text:style-name="T18">;</text:span></text:p>
          <text:p text:style-name="P2"><text:span text:style-name="T18"><text:s text:c="3"/></text:span><text:span text:style-name="T18"><text:s text:c="3"/></text:span><text:span text:style-name="T18"><text:s text:c="3"/></text:span><text:span text:style-name="T18"><text:s/></text:span></text:p>
          <text:p text:style-name="P2"><text:span text:style-name="T13"><text:s text:c="2"/></text:span><text:span text:style-name="T16"><text:s/></text:span><text:span text:style-name="T16"><text:s/></text:span><text:span text:style-name="T16">p</text:span><text:span text:style-name="T16">ri</text:span><text:span text:style-name="T16">v</text:span><text:span text:style-name="T16">a</text:span><text:span text:style-name="T16">t</text:span><text:span text:style-name="T16">e</text:span><text:span text:style-name="T16">:</text:span></text:p>
          <text:p text:style-name="P2"><text:span text:style-name="T16"><text:s text:c="3"/></text:span><text:span text:style-name="T16"><text:s text:c="3"/></text:span><text:span text:style-name="T16"><text:s text:c="3"/></text:span><text:span text:style-name="T16"><text:s text:c="2"/></text:span><text:span text:style-name="T16">C</text:span><text:span text:style-name="T16">h</text:span><text:span text:style-name="T16">a</text:span><text:span text:style-name="T16">r </text:span><text:span text:style-name="T16">* </text:span><text:span text:style-name="T16">h</text:span><text:span text:style-name="T16">o</text:span><text:span text:style-name="T16">st</text:span><text:span text:style-name="T16">_</text:span><text:span text:style-name="T16">a</text:span><text:span text:style-name="T16">d</text:span><text:span text:style-name="T16">d</text:span><text:span text:style-name="T16">r;</text:span></text:p>
          <text:p text:style-name="P2"><text:span text:style-name="T16"><text:s text:c="3"/></text:span><text:span text:style-name="T16"><text:s text:c="3"/></text:span><text:span text:style-name="T16"><text:s text:c="3"/></text:span><text:span text:style-name="T16"><text:s text:c="2"/></text:span><text:span text:style-name="T16">I</text:span><text:span text:style-name="T16">n</text:span><text:span text:style-name="T16">t <text:s/></text:span><text:span text:style-name="T16"><text:s text:c="2"/></text:span><text:span text:style-name="T16">s</text:span><text:span text:style-name="T16">o</text:span><text:span text:style-name="T16">c</text:span><text:span text:style-name="T16">k; </text:span></text:p>
          <text:p text:style-name="P2"><text:span text:style-name="T16"><text:s text:c="3"/></text:span><text:span text:style-name="T16"><text:s text:c="3"/></text:span><text:span text:style-name="T16"><text:s text:c="3"/></text:span><text:span text:style-name="T16"><text:s text:c="2"/></text:span><text:span text:style-name="T16">c</text:span><text:span text:style-name="T16">r</text:span><text:span text:style-name="T16">e</text:span><text:span text:style-name="T16">a</text:span><text:span text:style-name="T16">t</text:span><text:span text:style-name="T16">e</text:span><text:span text:style-name="T16">_</text:span><text:span text:style-name="T16">s</text:span><text:span text:style-name="T16">o</text:span><text:span text:style-name="T16">c</text:span><text:span text:style-name="T16">k</text:span><text:span text:style-name="T16">e</text:span><text:span text:style-name="T16">t(</text:span><text:span text:style-name="T16">); </text:span></text:p>
          <text:p text:style-name="P2"><text:span text:style-name="T16"><text:s text:c="3"/></text:span><text:span text:style-name="T16"><text:s text:c="3"/></text:span><text:span text:style-name="T16"><text:s text:c="3"/></text:span><text:span text:style-name="T16"><text:s text:c="2"/></text:span><text:span text:style-name="T16">h</text:span><text:span text:style-name="T16">tt</text:span><text:span text:style-name="T16">p</text:span><text:span text:style-name="T16">_</text:span><text:span text:style-name="T16">T</text:span><text:span text:style-name="T16">r</text:span><text:span text:style-name="T16">a</text:span><text:span text:style-name="T16">n</text:span><text:span text:style-name="T16">sf</text:span><text:span text:style-name="T16">o</text:span><text:span text:style-name="T16">r</text:span><text:span text:style-name="T16">m</text:span><text:span text:style-name="T16">a</text:span><text:span text:style-name="T16">ti</text:span><text:span text:style-name="T16">o</text:span><text:span text:style-name="T16">n</text:span><text:span text:style-name="T16">(</text:span><text:span text:style-name="T16">c</text:span><text:span text:style-name="T16">h</text:span><text:span text:style-name="T16">a</text:span><text:span text:style-name="T16">r </text:span><text:span text:style-name="T16">*)</text:span><text:span text:style-name="T16">; <text:s/></text:span><text:span text:style-name="T16"><text:s text:c="3"/></text:span><text:span text:style-name="T16"><text:s text:c="3"/></text:span><text:span text:style-name="T16"><text:s text:c="3"/></text:span><text:span text:style-name="T16"><text:s text:c="3"/></text:span><text:span text:style-name="T16"><text:s text:c="3"/></text:span><text:span text:style-name="T16"><text:s text:c="3"/></text:span><text:span text:style-name="T16"><text:s text:c="2"/></text:span></text:p>
          <text:p text:style-name="P2"><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draw:layer="layout" svg:width="5.399cm" svg:height="2.292cm" svg:x="21.609cm" svg:y="11.391cm">
          <text:p text:style-name="P7"><text:span text:style-name="T20">1 </text:span><text:span text:style-name="T20">R</text:span><text:span text:style-name="T20">e</text:span><text:span text:style-name="T20">g</text:span><text:span text:style-name="T20">is</text:span><text:span text:style-name="T20">t</text:span><text:span text:style-name="T20">e</text:span><text:span text:style-name="T20">r(</text:span><text:span text:style-name="T20">);</text:span><text:span text:style-name="T2"> </text:span><text:span text:style-name="T21"><text:s/></text:span><text:span text:style-name="T2"><text:s/></text:span></text:p>
          <text:p text:style-name="P7"><text:span text:style-name="T20"><text:s/></text:span><text:span text:style-name="T20">2 </text:span><text:span text:style-name="T20">U</text:span><text:span text:style-name="T20">n</text:span><text:span text:style-name="T20">r</text:span><text:span text:style-name="T20">e</text:span><text:span text:style-name="T20">g</text:span><text:span text:style-name="T20">is</text:span><text:span text:style-name="T20">t</text:span><text:span text:style-name="T20">e</text:span><text:span text:style-name="T20">r(</text:span><text:span text:style-name="T20">);</text:span><text:span text:style-name="T2"> </text:span></text:p>
          <text:p text:style-name="P7"><text:span text:style-name="T20">3 </text:span><text:span text:style-name="T20">Q</text:span><text:span text:style-name="T20">u</text:span><text:span text:style-name="T20">e</text:span><text:span text:style-name="T20">r</text:span><text:span text:style-name="T20">y</text:span><text:span text:style-name="T20">()</text:span><text:span text:style-name="T20">;</text:span><text:span text:style-name="T2"> <text:s text:c="2"/></text:span><text:span text:style-name="T2"><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9" draw:layer="layout" svg:x1="34.832cm" svg:y1="13.323cm" svg:x2="31.564cm" svg:y2="16.311cm">
          <text:p/>
        </draw:line>
        <draw:custom-shape draw:style-name="gr8" draw:text-style-name="P10" draw:layer="layout" svg:width="1.912cm" svg:height="0.854cm" svg:x="20.069cm" svg:y="15.949cm">
          <text:p text:style-name="P7">mute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11" draw:layer="layout" svg:width="6.85cm" svg:height="4.008cm" svg:x="2.598cm" svg:y="7.169cm">
          <draw:text-box>
            <text:p><text:span text:style-name="T22">问题：子线程通知主线程方法？</text:span></text:p>
            <text:p><text:span text:style-name="T22">1 <text:s/></text:span><text:span text:style-name="T22">共享变量（轮询）</text:span></text:p>
            <text:p><text:span text:style-name="T22">2 <text:s/></text:span><text:span text:style-name="T22">信号 </text:span></text:p>
            <text:p/>
          </draw:text-box>
        </draw:frame>
        <draw:line draw:style-name="gr10" draw:text-style-name="P9" draw:layer="layout" svg:x1="20.78cm" svg:y1="19.161cm" svg:x2="20.781cm" svg:y2="26.915cm">
          <text:p/>
        </draw:line>
        <draw:custom-shape draw:style-name="gr11" draw:text-style-name="P12" draw:layer="layout" svg:width="5.248cm" svg:height="1.696cm" svg:x="18.212cm" svg:y="21.732cm">
          <text:p text:style-name="P7">http</text:p>
          <draw:enhanced-geometry svg:viewBox="0 0 21600 21600" draw:text-areas="3000 3320 17110 17330" draw:type="cloud-callout" draw:modifiers="4403.1244046485 43263.641720683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2" draw:text-style-name="P11" draw:layer="layout" svg:width="0.502cm" svg:height="1.318cm" svg:x="59.204cm" svg:y="13.447cm">
          <draw:text-box>
            <text:p/>
          </draw:text-box>
        </draw:frame>
        <draw:custom-shape draw:style-name="gr13" draw:text-style-name="P13" xml:id="id2" draw:id="id2" draw:layer="layout" svg:width="7.301cm" svg:height="5.806cm" svg:x="39.985cm" svg:y="16.866cm">
          <text:p text:style-name="P7"><text:span text:style-name="T23"><text:s text:c="2"/></text:span><text:span text:style-name="T23">Class <text:s/>Pthread_work</text:span></text:p>
          <text:p text:style-name="P2"><text:span text:style-name="T24">{</text:span></text:p>
          <text:p text:style-name="P2"><text:span text:style-name="T25">Public:</text:span></text:p>
          <text:p text:style-name="P2"><text:span text:style-name="T25"><text:s text:c="7"/></text:span><text:span text:style-name="T25">Mutex;</text:span></text:p>
          <text:p text:style-name="P2"><text:span text:style-name="T24"><text:s text:c="7"/></text:span><text:span text:style-name="T24">new_job(void *);</text:span></text:p>
          <text:p text:style-name="P2"><text:span text:style-name="T24"><text:s text:c="7"/></text:span><text:span text:style-name="T24">cancel_job(pid);</text:span></text:p>
          <text:p text:style-name="P2"><text:span text:style-name="T24"><text:s text:c="7"/></text:span><text:span text:style-name="T24">send_signal(); </text:span></text:p>
          <text:p text:style-name="P2"><text:span text:style-name="T24">}</text:span></text:p>
          <draw:enhanced-geometry svg:viewBox="0 0 21600 21600" draw:path-stretchpoint-x="10800" draw:path-stretchpoint-y="10800" draw:text-areas="?f3 ?f4 ?f5 ?f6" draw:type="round-rectangle" draw:modifiers="2626.033121807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4" draw:layer="layout" svg:width="4.095cm" svg:height="2.225cm" svg:x="18.785cm" svg:y="27.058cm">
          <text:p text:style-name="P2"><text:span text:style-name="T26"><text:s/></text:span><text:span text:style-name="T26">Connect_c</text:span></text:p>
          <text:p text:style-name="P2"><text:span text:style-name="T26">While(1)</text:span></text:p>
          <text:p text:style-name="P2"><text:span text:style-name="T26">{</text:span></text:p>
          <text:p text:style-name="P2"><text:span text:style-name="T26"><text:s text:c="8"/></text:span><text:span text:style-name="T26">listen()</text:span></text:p>
          <text:p text:style-name="P2"><text:span text:style-name="T2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11" draw:layer="layout" svg:width="4.116cm" svg:height="0.67cm" svg:x="14.229cm" svg:y="27.855cm">
          <draw:text-box>
            <text:p><text:span text:style-name="T27"><text:s/></text:span><text:span text:style-name="T27">服务端网络</text:span><text:span text:style-name="T27">IO</text:span><text:span text:style-name="T27">模型</text:span><text:span text:style-name="T27">???</text:span></text:p>
          </draw:text-box>
        </draw:frame>
        <draw:custom-shape draw:style-name="gr16" draw:text-style-name="P16" draw:layer="layout" svg:width="8.808cm" svg:height="7.433cm" draw:transform="skewX (-0.000174532925199433) rotate (-0.000174532925199667) translate (39.44cm 37.073cm)">
          <text:p text:style-name="P15"><text:span text:style-name="T28"><text:s text:c="24"/></text:span><text:span text:style-name="T29"><text:s/></text:span></text:p>
          <text:p text:style-name="P15"><text:span text:style-name="T30"/></text:p>
          <text:p text:style-name="P15"><text:span text:style-name="T30"/></text:p>
          <text:p text:style-name="P15"><text:span text:style-name="T30">service_finde</text:span><text:span text:style-name="T30">r_s.h</text:span></text:p>
          <text:p text:style-name="P15"><text:span text:style-name="T28">Class <text:s/></text:span><text:span text:style-name="T28">Service_finder_S</text:span></text:p>
          <text:p text:style-name="P15"><text:span text:style-name="T31">{ <text:s text:c="2"/></text:span></text:p>
          <text:p text:style-name="P15"><text:span text:style-name="T32"><text:s/></text:span><text:span text:style-name="T32">Public: <text:s text:c="5"/></text:span></text:p>
          <text:p text:style-name="P15"><text:span text:style-name="T32"><text:s text:c="16"/></text:span><text:span text:style-name="T32">Response():</text:span></text:p>
          <text:p text:style-name="P15"><text:span text:style-name="T32"><text:s text:c="6"/></text:span><text:span text:style-name="T32">static <text:s/></text:span><text:span text:style-name="T32">service_test(void);</text:span></text:p>
          <text:p text:style-name="P15"><text:span text:style-name="T33"><text:s text:c="3"/></text:span></text:p>
          <text:p text:style-name="P15"><text:span text:style-name="T31"><text:s text:c="2"/></text:span><text:span text:style-name="T34"><text:s text:c="2"/></text:span><text:span text:style-name="T34">Private;</text:span></text:p>
          <text:p text:style-name="P15"><text:span text:style-name="T34"><text:s text:c="10"/></text:span><text:span text:style-name="T34">Register()</text:span></text:p>
          <text:p text:style-name="P15"><text:span text:style-name="T34"><text:s text:c="10"/></text:span><text:span text:style-name="T34">Unregister()</text:span></text:p>
          <text:p text:style-name="P15"><text:span text:style-name="T34"><text:s text:c="10"/></text:span><text:span text:style-name="T34">query() <text:s/></text:span></text:p>
          <text:p text:style-name="P15"><text:span text:style-name="T34"><text:s text:c="2"/></text:span></text:p>
          <text:p text:style-name="P15"><text:span text:style-name="T32"><text:s text:c="10"/></text:span><text:span text:style-name="T32">http_analyze();</text:span></text:p>
          <text:p text:style-name="P2"><text:span text:style-name="T35"><text:s text:c="9"/></text:span><text:span text:style-name="T18"><text:s/></text:span><text:span text:style-name="T36"><text:s/></text:span><text:span text:style-name="T36">json_Transformation</text:span><text:span text:style-name="T36">(char *);</text:span></text:p>
          <text:p text:style-name="P15"><text:span text:style-name="T34"><text:s text:c="6"/></text:span></text:p>
          <text:p text:style-name="P15"><text:span text:style-name="T37"><text:s text:c="12"/></text:span></text:p>
          <text:p text:style-name="P15"><text:span text:style-name="T37"><text:s text:c="11"/></text:span><text:span text:style-name="T34"><text:s text:c="3"/></text:span></text:p>
          <text:p text:style-name="P15"><text:span text:style-name="T3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6" draw:layer="layout" svg:width="7.852cm" svg:height="6.391cm" draw:transform="skewX (-0.000174532925199433) rotate (-0.000174532925199667) translate (28.702cm 29.72cm)">
          <text:p text:style-name="P2"><text:span text:style-name="T10"><text:s text:c="25"/></text:span><text:span text:style-name="T19">Connect_s.h</text:span></text:p>
          <text:p text:style-name="P2"><text:span text:style-name="T10">Class <text:s/>Connect</text:span></text:p>
          <text:p text:style-name="P2"><text:span text:style-name="T13">{ <text:s text:c="2"/></text:span></text:p>
          <text:p text:style-name="P2"><text:span text:style-name="T18">Public:</text:span></text:p>
          <text:p text:style-name="P2"><text:span text:style-name="T18"><text:s text:c="8"/></text:span><text:span text:style-name="T18">Listen();</text:span></text:p>
          <text:p text:style-name="P2"><text:span text:style-name="T18"><text:s text:c="8"/></text:span><text:span text:style-name="T18">listen_fd;</text:span></text:p>
          <text:p text:style-name="P2"><text:span text:style-name="T18"><text:s text:c="8"/></text:span><text:span text:style-name="T18">create_listen();</text:span></text:p>
          <text:p text:style-name="P2"><text:span text:style-name="T18"><text:s/></text:span></text:p>
          <text:p text:style-name="P2"><text:span text:style-name="T13">}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7" draw:layer="layout" svg:width="5.248cm" svg:height="3.251cm" svg:x="18.267cm" svg:y="37.826cm">
          <text:p text:style-name="P7">mysql</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7" draw:layer="layout" svg:width="1.521cm" svg:height="0.852cm" draw:transform="rotate (-1.17635191584418) translate (19.815cm 13.995cm)">
          <text:p/>
          <draw:enhanced-geometry svg:viewBox="0 0 21600 21600" draw:text-areas="0 ?f0 ?f5 ?f2" draw:type="right-arrow" draw:modifiers="16801.660899654 8255.09964830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8" xml:id="id3" draw:id="id3" draw:layer="layout" svg:width="4.019cm" svg:height="2.088cm" svg:x="14.254cm" svg:y="33.991cm">
          <text:p text:style-name="P2"><text:span text:style-name="T38"><text:s/></text:span><text:span text:style-name="T38">service_test(void)</text:span></text:p>
          <text:p text:style-name="P2"><text:span text:style-name="T38"/></text:p>
          <text:p text:style-name="P2"><text:span text:style-name="T32"><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9" xml:id="id4" draw:id="id4" draw:layer="layout" svg:width="4.211cm" svg:height="2.622cm" svg:x="18.712cm" svg:y="30.282cm">
          <text:p text:style-name="P7"><text:span text:style-name="T38">Response():</text:span><text:span text:style-name="T39">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 draw:text-style-name="P9" draw:layer="layout" svg:x1="42.669cm" svg:y1="8.751cm" svg:x2="43.635cm" svg:y2="16.866cm" draw:start-shape="id1" draw:start-glue-point="1" draw:end-shape="id2" svg:d="M42669 8751h966v8115" svg:viewBox="0 0 967 8116">
          <text:p/>
        </draw:connector>
        <draw:custom-shape draw:style-name="gr23" draw:text-style-name="P20" draw:layer="layout" svg:width="5.487cm" svg:height="2.089cm" svg:x="18.299cm" svg:y="16.905cm">
          <text:p text:style-name="P2"><text:span text:style-name="T26">Connect_c</text:span></text:p>
          <text:p text:style-name="P2"><text:span text:style-name="T26">Send_query();</text:span></text:p>
          <text:p text:style-name="P2"><text:span text:style-name="T26">recv_respon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1" draw:layer="layout" svg:width="5.362cm" svg:height="4.516cm" svg:x="28.8cm" svg:y="40.197cm">
          <text:p text:style-name="P7">mysq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7" draw:layer="layout" svg:width="0.746cm" svg:height="0.577cm" svg:x="20.528cm" svg:y="29.5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7" draw:layer="layout" svg:width="0.769cm" svg:height="0.817cm" draw:transform="rotate (-0.808261976598575) translate (18.372cm 32.9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7" draw:layer="layout" svg:width="0.769cm" svg:height="1.096cm" draw:transform="rotate (0.718552053046065) translate (23.024cm 33.469cm)">
          <text:p/>
          <draw:enhanced-geometry svg:viewBox="0 0 21600 21600" draw:text-areas="?f0 0 ?f2 ?f5" draw:type="down-arrow" draw:modifiers="13711.9453924915 5245.7142857142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17" draw:layer="layout" svg:width="4.019cm" svg:height="0.88cm" svg:x="22.835cm" svg:y="34.599cm">
          <text:p text:style-name="P7"><text:s/>mysq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7" draw:layer="layout" svg:width="3.397cm" svg:height="0.813cm" svg:x="18.756cm" svg:y="34.5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7" draw:layer="layout" svg:width="0.769cm" svg:height="2.071cm" draw:transform="rotate (-0.808261976598575) translate (22.493cm 35.7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31" draw:text-style-name="P9" draw:layer="layout" draw:line-skew="-1.241cm" svg:x1="14.254cm" svg:y1="35.035cm" svg:x2="18.712cm" svg:y2="31.593cm" draw:start-shape="id3" draw:start-glue-point="3" draw:end-shape="id4" draw:end-glue-point="3" svg:d="M14254 35035h-1743v-3442h6201" svg:viewBox="0 0 6202 3443">
          <text:p/>
        </draw:connector>
        <draw:line draw:style-name="gr32" draw:text-style-name="P9" draw:layer="layout" svg:x1="36.548cm" svg:y1="35.948cm" svg:x2="39.952cm" svg:y2="37.34cm">
          <text:p/>
        </draw:line>
        <draw:line draw:style-name="gr33" draw:text-style-name="P9" draw:layer="layout" svg:x1="43.969cm" svg:y1="37.169cm" svg:x2="43.939cm" svg:y2="33.796cm">
          <text:p/>
        </draw:line>
        <draw:line draw:style-name="gr34" draw:text-style-name="P9" draw:layer="layout" svg:x1="39.367cm" svg:y1="42.409cm" svg:x2="34.264cm" svg:y2="42.447cm">
          <text:p/>
        </draw:line>
        <draw:connector draw:style-name="gr35" draw:text-style-name="P9" draw:layer="layout" draw:line-skew="-1.815cm" svg:x1="17.018cm" svg:y1="12.513cm" svg:x2="14.664cm" svg:y2="7.943cm" draw:start-shape="id5" draw:start-glue-point="3" draw:end-shape="id6" draw:end-glue-point="3" svg:d="M17018 12513h-4671v-4570h2317" svg:viewBox="0 0 4672 4571">
          <text:p/>
        </draw:connector>
        <draw:frame draw:style-name="gr36" draw:text-style-name="P22" draw:layer="layout" svg:width="3.968cm" svg:height="1.225cm" svg:x="10.247cm" svg:y="10.246cm">
          <draw:text-box>
            <text:p><text:span text:style-name="T40">线程异常</text:span><text:span text:style-name="T40">时</text:span></text:p>
            <text:p><text:span text:style-name="T40">向主线程</text:span><text:span text:style-name="T40">发送信号</text:span></text:p>
          </draw:text-box>
        </draw:frame>
        <draw:frame draw:style-name="gr36" draw:text-style-name="P22" draw:layer="layout" svg:width="3.968cm" svg:height="1.225cm" svg:x="10.546cm" svg:y="32.769cm">
          <draw:text-box>
            <text:p><text:span text:style-name="T40">服务异常时</text:span></text:p>
            <text:p><text:span text:style-name="T40">向主线程发送信号</text:span></text:p>
          </draw:text-box>
        </draw:frame>
        <draw:connector draw:style-name="gr37" draw:text-style-name="P9" draw:layer="layout" draw:type="curve" svg:x1="23.217cm" svg:y1="14.155cm" svg:x2="22.423cm" svg:y2="16.602cm" svg:d="M23217 14155c0 1836-794 613-794 2447" svg:viewBox="0 0 795 2448">
          <text:p/>
        </draw:connector>
        <draw:connector draw:style-name="gr37" draw:text-style-name="P9" draw:layer="layout" draw:type="curve" svg:x1="24.564cm" svg:y1="14.089cm" svg:x2="23.77cm" svg:y2="16.536cm" svg:d="M24564 14089c0 1836-794 613-794 2447" svg:viewBox="0 0 795 2448">
          <text:p/>
        </draw:connector>
        <draw:connector draw:style-name="gr37" draw:text-style-name="P9" draw:layer="layout" draw:type="curve" svg:x1="23.925cm" svg:y1="14.111cm" svg:x2="23.131cm" svg:y2="16.558cm" svg:d="M23925 14111c0 1836-794 613-794 2447" svg:viewBox="0 0 795 2448">
          <text:p/>
        </draw:connector>
        <draw:frame draw:style-name="gr38" draw:text-style-name="P23" draw:layer="layout" svg:width="6.062cm" svg:height="3.753cm" svg:x="42.838cm" svg:y="4.618cm">
          <draw:text-box>
            <text:p><text:span text:style-name="T41"><text:s/></text:span></text:p>
            <text:p><text:span text:style-name="T41"/></text:p>
            <text:p><text:span text:style-name="T41"/></text:p>
          </draw:text-box>
        </draw:frame>
        <draw:frame draw:style-name="gr12" draw:text-style-name="P11" draw:layer="layout" svg:width="0.502cm" svg:height="1.318cm" svg:x="9.635cm" svg:y="18.874cm">
          <draw:text-box>
            <text:p/>
          </draw:text-box>
        </draw:frame>
        <draw:frame draw:style-name="gr39" draw:text-style-name="P24" draw:layer="layout" svg:width="7.262cm" svg:height="2.881cm" svg:x="7.907cm" svg:y="12.907cm">
          <draw:text-box>
            <text:p><text:span text:style-name="T42">调用接口时：</text:span></text:p>
            <text:p><text:span text:style-name="T4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微软雅黑" svg:font-family="微软雅黑"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微软雅黑1" svg:font-family="微软雅黑" style:font-family-generic="system" style:font-pitch="variable"/>
    <style:font-face style:name="文泉驿正黑" svg:font-family="文泉驿正黑"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iamond" svg:viewBox="0 0 3000 6000" svg:d="M1500 0l1500 3000-1500 3000-1500-3000z"/>
    <draw:marker draw:name="Short_20_line_20_Arrow" draw:display-name="Short line Arrow" svg:viewBox="0 0 3000 3000" svg:d="M1500 0l1500 2789v211h-114l-1286-2392v2392h-200v-2392l-1286 2392h-114v-211z"/>
    <draw:marker draw:name="Triangle_20_unfilled" draw:display-name="Triangle unfilled" svg:viewBox="0 0 3000 3000" svg:d="M1500 0l1500 3000h-3000zM1500 447l-1176 2353h2353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文泉驿正黑" style:font-size-asian="24pt" style:language-asian="zh" style:country-asian="CN" style:font-name-complex="文泉驿正黑"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1" style:font-family-asian="微软雅黑"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1cm" fo:page-height="5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30T02:28:25.894031991</meta:creation-date>
    <meta:editing-duration>PT5H56M25S</meta:editing-duration>
    <meta:editing-cycles>27</meta:editing-cycles>
    <meta:generator>LibreOffice/5.2.7.2$Linux_X86_64 LibreOffice_project/20m0$Build-2</meta:generator>
    <dc:date>2018-02-02T02:27:42.890942646</dc:date>
    <meta:document-statistic meta:object-count="43"/>
  </office:meta>
</office:document-meta>
</file>